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  <style:text-properties fo:font-size="10p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font-size="10pt"/>
    </style:style>
    <style:style style:name="T2" style:family="text">
      <style:text-properties style:font-name="monospace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  What Is PostgreSQL?</text:h>
      <text:p text:style-name="Text_20_body">PostgreSQL is an object-relational database management system (<text:span text:style-name="acronym">ORDBMS</text:span>) based on <text:a xlink:type="simple" xlink:href="https://dsf.berkeley.edu/postgres.html" office:target-frame-name="_top" xlink:show="replace" text:style-name="Internet_20_link" text:visited-style-name="Visited_20_Internet_20_Link">POSTGRES, Version 4.2</text:a>, developed at the University of California at Berkeley Computer Science Department. POSTGRES pioneered many concepts that only became available in some commercial database systems much later.</text:p>
      <text:p text:style-name="Text_20_body">PostgreSQL is an open-source descendant of this original Berkeley code. It supports a large part of the SQL standard and offers many modern features:</text:p>
      <text:list xml:id="list1780801980" text:style-name="L1">
        <text:list-item>
          <text:p text:style-name="P4">complex queries </text:p>
        </text:list-item>
        <text:list-item>
          <text:p text:style-name="P4">foreign keys </text:p>
        </text:list-item>
        <text:list-item>
          <text:p text:style-name="P4">triggers </text:p>
        </text:list-item>
        <text:list-item>
          <text:p text:style-name="P4">updatable views </text:p>
        </text:list-item>
        <text:list-item>
          <text:p text:style-name="P4">transactional integrity </text:p>
        </text:list-item>
        <text:list-item>
          <text:p text:style-name="P3">multiversion concurrency control </text:p>
        </text:list-item>
      </text:list>
      <text:p text:style-name="Text_20_body">Also, PostgreSQL can be extended by the user in many ways, for example by adding new</text:p>
      <text:list xml:id="list4253604449" text:style-name="L2">
        <text:list-item>
          <text:p text:style-name="P6">data types </text:p>
        </text:list-item>
        <text:list-item>
          <text:p text:style-name="P6">functions </text:p>
        </text:list-item>
        <text:list-item>
          <text:p text:style-name="P6">operators </text:p>
        </text:list-item>
        <text:list-item>
          <text:p text:style-name="P6">aggregate functions </text:p>
        </text:list-item>
        <text:list-item>
          <text:p text:style-name="P6">index methods </text:p>
        </text:list-item>
        <text:list-item>
          <text:p text:style-name="P5">procedural languages </text:p>
        </text:list-item>
      </text:list>
      <text:p text:style-name="Standard"/>
      <text:p text:style-name="Standard"/>
      <text:h text:style-name="Heading_20_2" text:outline-level="2">PostgreSQL commands</text:h>
      <text:p text:style-name="Text_20_body">Access the PostgreSQL server from <text:span text:style-name="Strong_20_Emphasis">psql</text:span> with a specific user:</text:p>
      <text:p text:style-name="P1"><text:span text:style-name="Source_20_Text">psql -U [username];</text:span><text:bookmark text:name="shcb-language-1"/><text:span text:style-name="T1">Code language: CSS (css)</text:span></text:p>
      <text:p text:style-name="Text_20_body">For example, the following command uses the <text:span text:style-name="Source_20_Text">postgres</text:span> user to access the PostgreSQL database server:</text:p>
      <text:p text:style-name="P1"><text:span text:style-name="Source_20_Text">psql -U postgres</text:span></text:p>
      <text:p text:style-name="Text_20_body">Connect to a specific database:</text:p>
      <text:p text:style-name="P1"><text:span text:style-name="Source_20_Text">\c database_name;</text:span></text:p>
      <text:p text:style-name="Text_20_body">For example, the following command connects to the <text:span text:style-name="Source_20_Text">dvdrental</text:span> database:</text:p>
      <text:p text:style-name="Preformatted_20_Text"><text:span text:style-name="Source_20_Text">\c dvdrental;</text:span></text:p>
      <text:p text:style-name="P1"><text:span text:style-name="Source_20_Text">You are now connected to database "dvdrental" as user "postgres".</text:span></text:p>
      <text:p text:style-name="Text_20_body">To quit the psql:</text:p>
      <text:p text:style-name="P1"><text:span text:style-name="Source_20_Text">\q</text:span></text:p>
      <text:p text:style-name="Text_20_body"><text:a xlink:type="simple" xlink:href="https://www.postgresqltutorial.com/postgresql-show-databases/" text:style-name="Internet_20_link" text:visited-style-name="Visited_20_Internet_20_Link">List all databases</text:a> in the PostgreSQL database server</text:p>
      <text:p text:style-name="P1"><text:soft-page-break/><text:span text:style-name="Source_20_Text">\l</text:span></text:p>
      <text:p text:style-name="Text_20_body">List all schemas:</text:p>
      <text:p text:style-name="P1"><text:span text:style-name="Source_20_Text">\dn</text:span></text:p>
      <text:p text:style-name="Text_20_body">List all <text:a xlink:type="simple" xlink:href="https://www.postgresqltutorial.com/postgresql-stored-procedures/" text:style-name="Internet_20_link" text:visited-style-name="Visited_20_Internet_20_Link">stored procedures</text:a> and functions:</text:p>
      <text:p text:style-name="P1"><text:span text:style-name="Source_20_Text">\df</text:span></text:p>
      <text:p text:style-name="Text_20_body">List all <text:a xlink:type="simple" xlink:href="https://www.postgresqltutorial.com/postgresql-views/" text:style-name="Internet_20_link" text:visited-style-name="Visited_20_Internet_20_Link">views</text:a>:</text:p>
      <text:p text:style-name="P1"><text:span text:style-name="Source_20_Text">\dv</text:span></text:p>
      <text:p text:style-name="Text_20_body"><text:a xlink:type="simple" xlink:href="https://www.postgresqltutorial.com/postgresql-show-tables/" text:style-name="Internet_20_link" text:visited-style-name="Visited_20_Internet_20_Link">Lists all tables</text:a> in a current database.</text:p>
      <text:p text:style-name="P1"><text:span text:style-name="Source_20_Text">\dt</text:span></text:p>
      <text:p text:style-name="Text_20_body">Or to get more information on tables in the current database:</text:p>
      <text:p text:style-name="P1"><text:span text:style-name="Source_20_Text">\dt+</text:span></text:p>
      <text:p text:style-name="Text_20_body">Get detailed information on a table.</text:p>
      <text:p text:style-name="P1"><text:span text:style-name="Source_20_Text">\d+ table_name</text:span></text:p>
      <text:p text:style-name="Text_20_body">Show a <text:a xlink:type="simple" xlink:href="https://www.postgresqltutorial.com/postgresql-stored-procedures/" text:style-name="Internet_20_link" text:visited-style-name="Visited_20_Internet_20_Link">stored procedure</text:a> or function code:</text:p>
      <text:p text:style-name="P1"><text:span text:style-name="Source_20_Text">\df+ function_name</text:span></text:p>
      <text:p text:style-name="Text_20_body">Show query output in the pretty-format:</text:p>
      <text:p text:style-name="P1"><text:span text:style-name="Source_20_Text">\x</text:span></text:p>
      <text:p text:style-name="Text_20_body">List all users:</text:p>
      <text:p text:style-name="P1"><text:span text:style-name="Source_20_Text">\du</text:span></text:p>
      <text:p text:style-name="Text_20_body">Create a new <text:a xlink:type="simple" xlink:href="https://www.postgresqltutorial.com/postgresql-roles/" text:style-name="Internet_20_link" text:visited-style-name="Visited_20_Internet_20_Link">role</text:a>:</text:p>
      <text:p text:style-name="P1"><text:span text:style-name="Source_20_Text">CREATE ROLE role_name;</text:span></text:p>
      <text:p text:style-name="Text_20_body">Create a new role with a <text:span text:style-name="Source_20_Text">username</text:span> and <text:span text:style-name="Source_20_Text">password</text:span>:</text:p>
      <text:p text:style-name="P1"><text:span text:style-name="Source_20_Text">CREATE ROLE username NOINHERIT LOGIN PASSWORD password;</text:span></text:p>
      <text:p text:style-name="Text_20_body">Change role for the current session to the <text:span text:style-name="Source_20_Text">new_role</text:span>:</text:p>
      <text:p text:style-name="P1"><text:span text:style-name="Source_20_Text">SET ROLE new_role;</text:span></text:p>
      <text:p text:style-name="Text_20_body">Allow <text:span text:style-name="Source_20_Text">role_1</text:span> to set its role as <text:span text:style-name="Source_20_Text">role_2:</text:span></text:p>
      <text:p text:style-name="P1"><text:span text:style-name="Source_20_Text">GRANT role_2 TO role_1;</text:span></text:p>
      <text:h text:style-name="Heading_20_2" text:outline-level="2">Managing databases</text:h>
      <text:p text:style-name="Text_20_body"><text:a xlink:type="simple" xlink:href="https://www.postgresqltutorial.com/postgresql-create-database/" text:style-name="Internet_20_link" text:visited-style-name="Visited_20_Internet_20_Link">Create a new database</text:a>:</text:p>
      <text:p text:style-name="P1"><text:span text:style-name="Source_20_Text">CREATE DATABASE [IF NOT EXISTS] db_name;</text:span></text:p>
      <text:p text:style-name="Text_20_body"><text:soft-page-break/><text:a xlink:type="simple" xlink:href="https://www.postgresqltutorial.com/postgresql-drop-database/" text:style-name="Internet_20_link" text:visited-style-name="Visited_20_Internet_20_Link">Delete a database permanently</text:a>:</text:p>
      <text:p text:style-name="P1"><text:span text:style-name="Source_20_Text">DROP DATABASE [IF EXISTS] db_name;</text:span></text:p>
      <text:h text:style-name="Heading_20_2" text:outline-level="2">Managing tables</text:h>
      <text:p text:style-name="Text_20_body"><text:a xlink:type="simple" xlink:href="https://www.postgresqltutorial.com/postgresql-tutorial/postgresql-create-table/" text:style-name="Internet_20_link" text:visited-style-name="Visited_20_Internet_20_Link">Create a new table</text:a> or a <text:a xlink:type="simple" xlink:href="https://www.postgresqltutorial.com/postgresql-tutorial/postgresql-temporary-table/" text:style-name="Internet_20_link" text:visited-style-name="Visited_20_Internet_20_Link">temporary table</text:a></text:p>
      <text:p text:style-name="Preformatted_20_Text"><text:span text:style-name="Source_20_Text">CREATE [TEMP] TABLE [IF NOT EXISTS] table_name(</text:span></text:p>
      <text:p text:style-name="Preformatted_20_Text"><text:span text:style-name="Source_20_Text"><text:s text:c="3"/>pk SERIAL PRIMARY KEY,</text:span></text:p>
      <text:p text:style-name="Preformatted_20_Text"><text:span text:style-name="Source_20_Text"><text:s text:c="3"/>c1 type(size) NOT NULL,</text:span></text:p>
      <text:p text:style-name="Preformatted_20_Text"><text:span text:style-name="Source_20_Text"><text:s text:c="3"/>c2 type(size) NULL,</text:span></text:p>
      <text:p text:style-name="Preformatted_20_Text"><text:span text:style-name="Source_20_Text"><text:s text:c="3"/>...</text:span></text:p>
      <text:p text:style-name="P1"><text:span text:style-name="Source_20_Text">);</text:span></text:p>
      <text:p text:style-name="Text_20_body"><text:a xlink:type="simple" xlink:href="https://www.postgresqltutorial.com/postgresql-tutorial/postgresql-add-column/" text:style-name="Internet_20_link" text:visited-style-name="Visited_20_Internet_20_Link">Add a new column</text:a> to a table:</text:p>
      <text:p text:style-name="P1"><text:span text:style-name="Source_20_Text">ALTER TABLE table_name ADD COLUMN new_column_name TYPE;</text:span></text:p>
      <text:p text:style-name="Text_20_body"><text:a xlink:type="simple" xlink:href="https://www.postgresqltutorial.com/postgresql-tutorial/postgresql-drop-column/" text:style-name="Internet_20_link" text:visited-style-name="Visited_20_Internet_20_Link">Drop a column</text:a> in a table:</text:p>
      <text:p text:style-name="P1"><text:span text:style-name="Source_20_Text">ALTER TABLE table_name DROP COLUMN column_name;</text:span></text:p>
      <text:p text:style-name="Text_20_body"><text:a xlink:type="simple" xlink:href="https://www.postgresqltutorial.com/postgresql-tutorial/postgresql-rename-column/" text:style-name="Internet_20_link" text:visited-style-name="Visited_20_Internet_20_Link">Rename a column</text:a>:</text:p>
      <text:p text:style-name="P1"><text:span text:style-name="Source_20_Text">ALTER TABLE table_name RENAME column_name TO new_column_name;</text:span></text:p>
      <text:p text:style-name="Text_20_body">Set or remove a default value for a column:</text:p>
      <text:p text:style-name="P1"><text:span text:style-name="Source_20_Text">ALTER TABLE table_name ALTER COLUMN [SET DEFAULT value | DROP DEFAULT]</text:span></text:p>
      <text:p text:style-name="Text_20_body">Add a <text:a xlink:type="simple" xlink:href="https://www.postgresqltutorial.com/postgresql-tutorial/postgresql-primary-key/" text:style-name="Internet_20_link" text:visited-style-name="Visited_20_Internet_20_Link">primary key </text:a>to a table.</text:p>
      <text:p text:style-name="P1"><text:span text:style-name="Source_20_Text">ALTER TABLE table_name ADD PRIMARY KEY (column,...);</text:span></text:p>
      <text:p text:style-name="Text_20_body">Remove the primary key from a table.</text:p>
      <text:p text:style-name="Preformatted_20_Text"><text:span text:style-name="Source_20_Text">ALTER TABLE table_name </text:span></text:p>
      <text:p text:style-name="P1"><text:span text:style-name="Source_20_Text">DROP CONSTRAINT primary_key_constraint_name;</text:span></text:p>
      <text:p text:style-name="Text_20_body"><text:a xlink:type="simple" xlink:href="https://www.postgresqltutorial.com/postgresql-tutorial/postgresql-rename-table/" text:style-name="Internet_20_link" text:visited-style-name="Visited_20_Internet_20_Link">Rename a table</text:a>.</text:p>
      <text:p text:style-name="P1"><text:span text:style-name="Source_20_Text">ALTER TABLE table_name RENAME TO new_table_name;</text:span></text:p>
      <text:p text:style-name="Text_20_body"><text:a xlink:type="simple" xlink:href="https://www.postgresqltutorial.com/postgresql-tutorial/postgresql-drop-table/" text:style-name="Internet_20_link" text:visited-style-name="Visited_20_Internet_20_Link">Drop a table</text:a> and its dependent objects:</text:p>
      <text:p text:style-name="P1"><text:span text:style-name="Source_20_Text"><text:s/>DROP TABLE [IF EXISTS] table_name CASCADE;</text:span></text:p>
      <text:h text:style-name="Heading_20_2" text:outline-level="2">Managing views</text:h>
      <text:p text:style-name="Text_20_body"><text:a xlink:type="simple" xlink:href="https://www.postgresqltutorial.com/managing-postgresql-views/" text:style-name="Internet_20_link" text:visited-style-name="Visited_20_Internet_20_Link">Create a view</text:a>:</text:p>
      <text:p text:style-name="Preformatted_20_Text"><text:span text:style-name="Source_20_Text">CREATE OR REPLACE view_name AS</text:span></text:p>
      <text:p text:style-name="P1"><text:span text:style-name="Source_20_Text">query;</text:span></text:p>
      <text:p text:style-name="Text_20_body"><text:a xlink:type="simple" xlink:href="https://www.postgresqltutorial.com/postgresql-recursive-view/" text:style-name="Internet_20_link" text:visited-style-name="Visited_20_Internet_20_Link">Create a recursive view</text:a>:</text:p>
      <text:p text:style-name="Preformatted_20_Text"><text:span text:style-name="Source_20_Text">CREATE RECURSIVE VIEW view_name(column_list) AS</text:span></text:p>
      <text:p text:style-name="P1"><text:soft-page-break/><text:span text:style-name="Source_20_Text">SELECT column_list;</text:span></text:p>
      <text:p text:style-name="Text_20_body"><text:a xlink:type="simple" xlink:href="https://www.postgresqltutorial.com/postgresql-materialized-views/" text:style-name="Internet_20_link" text:visited-style-name="Visited_20_Internet_20_Link">Create a materialized view</text:a>:</text:p>
      <text:p text:style-name="Preformatted_20_Text"><text:span text:style-name="Source_20_Text">CREATE MATERIALIZED VIEW view_name</text:span></text:p>
      <text:p text:style-name="Preformatted_20_Text"><text:span text:style-name="Source_20_Text">AS</text:span></text:p>
      <text:p text:style-name="Preformatted_20_Text"><text:span text:style-name="Source_20_Text">query</text:span></text:p>
      <text:p text:style-name="P1"><text:span text:style-name="Source_20_Text">WITH [NO] DATA;</text:span></text:p>
      <text:p text:style-name="Text_20_body">Refresh a materialized view:</text:p>
      <text:p text:style-name="Preformatted_20_Text"><text:span text:style-name="Source_20_Text">REFRESH MATERIALIZED VIEW CONCURRENTLY view_name;</text:span></text:p>
      <text:p text:style-name="P2"/>
      <text:p text:style-name="Text_20_body">Drop a view:</text:p>
      <text:p text:style-name="P1"><text:span text:style-name="Source_20_Text">DROP VIEW [ IF EXISTS ] view_name;</text:span></text:p>
      <text:p text:style-name="Text_20_body">Drop a materialized view:</text:p>
      <text:p text:style-name="P1"><text:span text:style-name="Source_20_Text">DROP MATERIALIZED VIEW view_name;</text:span></text:p>
      <text:p text:style-name="Text_20_body">Rename a view:</text:p>
      <text:p text:style-name="P1"><text:span text:style-name="Source_20_Text">ALTER VIEW view_name RENAME TO new_name;</text:span></text:p>
      <text:h text:style-name="Heading_20_2" text:outline-level="2">Managing indexes</text:h>
      <text:p text:style-name="Text_20_body">Creating an index with the specified name on a table</text:p>
      <text:p text:style-name="Preformatted_20_Text"><text:span text:style-name="Source_20_Text">CREATE [UNIQUE] INDEX index_name</text:span></text:p>
      <text:p text:style-name="P1"><text:span text:style-name="Source_20_Text">ON table (column,...)</text:span></text:p>
      <text:p text:style-name="Text_20_body">Removing a specified index from a table</text:p>
      <text:p text:style-name="P1"><text:span text:style-name="Source_20_Text">DROP INDEX index_name;</text:span></text:p>
      <text:h text:style-name="Heading_20_2" text:outline-level="2">Querying data from tables</text:h>
      <text:p text:style-name="Text_20_body">Query all data from a table:</text:p>
      <text:p text:style-name="P1"><text:span text:style-name="Source_20_Text">SELECT * FROM table_name;</text:span></text:p>
      <text:p text:style-name="Text_20_body">Query data from specified columns of all rows in a table:</text:p>
      <text:p text:style-name="Preformatted_20_Text"><text:span text:style-name="Source_20_Text">SELECT column_list</text:span></text:p>
      <text:p text:style-name="P1"><text:span text:style-name="Source_20_Text">FROM table;</text:span></text:p>
      <text:p text:style-name="Text_20_body">Query data and select only unique rows:</text:p>
      <text:p text:style-name="Preformatted_20_Text"><text:span text:style-name="Source_20_Text">SELECT DISTINCT (column)</text:span></text:p>
      <text:p text:style-name="P1"><text:span text:style-name="Source_20_Text">FROM table;</text:span></text:p>
      <text:p text:style-name="Text_20_body">Query data from a table with a filter:</text:p>
      <text:p text:style-name="Preformatted_20_Text"><text:span text:style-name="Source_20_Text">SELECT *</text:span></text:p>
      <text:p text:style-name="Preformatted_20_Text"><text:span text:style-name="Source_20_Text">FROM table</text:span></text:p>
      <text:p text:style-name="P1"><text:span text:style-name="Source_20_Text">WHERE condition;</text:span></text:p>
      <text:p text:style-name="Text_20_body"><text:soft-page-break/>Assign an <text:a xlink:type="simple" xlink:href="https://www.postgresqltutorial.com/postgresql-tutorial/postgresql-alias/" text:style-name="Internet_20_link" text:visited-style-name="Visited_20_Internet_20_Link">alias</text:a> to a column in the result set:</text:p>
      <text:p text:style-name="Preformatted_20_Text"><text:span text:style-name="Source_20_Text">SELECT column_1 AS new_column_1, ...</text:span></text:p>
      <text:p text:style-name="Preformatted_20_Text"><text:span text:style-name="Source_20_Text">FROM table;</text:span></text:p>
      <text:p text:style-name="P2"/>
      <text:p text:style-name="Text_20_body">Query data using the <text:a xlink:type="simple" xlink:href="https://www.postgresqltutorial.com/postgresql-tutorial/postgresql-like/" text:style-name="Internet_20_link" text:visited-style-name="Visited_20_Internet_20_Link"><text:span text:style-name="Source_20_Text">LIKE</text:span></text:a> operator:</text:p>
      <text:p text:style-name="Preformatted_20_Text"><text:span text:style-name="Source_20_Text">SELECT * FROM table_name</text:span></text:p>
      <text:p text:style-name="P1"><text:span text:style-name="Source_20_Text">WHERE column LIKE '%value%'</text:span></text:p>
      <text:p text:style-name="Text_20_body">Query data using the <text:a xlink:type="simple" xlink:href="https://www.postgresqltutorial.com/postgresql-tutorial/postgresql-between/" text:style-name="Internet_20_link" text:visited-style-name="Visited_20_Internet_20_Link"><text:span text:style-name="T2">BETWEEN</text:span></text:a><text:span text:style-name="T2"> </text:span>operator:</text:p>
      <text:p text:style-name="Preformatted_20_Text"><text:span text:style-name="Source_20_Text">SELECT * FROM table_name</text:span></text:p>
      <text:p text:style-name="P1"><text:span text:style-name="Source_20_Text">WHERE column BETWEEN low AND high;</text:span></text:p>
      <text:p text:style-name="Text_20_body">Query data using the <text:a xlink:type="simple" xlink:href="https://www.postgresqltutorial.com/postgresql-tutorial/postgresql-in/" text:style-name="Internet_20_link" text:visited-style-name="Visited_20_Internet_20_Link"><text:span text:style-name="T2">IN</text:span></text:a><text:span text:style-name="T2"> </text:span>operator:</text:p>
      <text:p text:style-name="Preformatted_20_Text"><text:span text:style-name="Source_20_Text">SELECT * FROM table_name</text:span></text:p>
      <text:p text:style-name="P1"><text:span text:style-name="Source_20_Text">WHERE column IN (value1, value2,...);</text:span></text:p>
      <text:p text:style-name="Text_20_body">Constrain the returned rows with the <text:a xlink:type="simple" xlink:href="https://www.postgresqltutorial.com/postgresql-tutorial/postgresql-limit/" text:style-name="Internet_20_link" text:visited-style-name="Visited_20_Internet_20_Link"><text:span text:style-name="Source_20_Text">LIMIT</text:span></text:a> clause:</text:p>
      <text:p text:style-name="Preformatted_20_Text"><text:span text:style-name="Source_20_Text">SELECT * FROM table_name</text:span></text:p>
      <text:p text:style-name="Preformatted_20_Text"><text:span text:style-name="Source_20_Text">LIMIT limit OFFSET offset</text:span></text:p>
      <text:p text:style-name="P1"><text:span text:style-name="Source_20_Text">ORDER BY column_name;</text:span></text:p>
      <text:p text:style-name="Text_20_body">Query data from multiple using the <text:a xlink:type="simple" xlink:href="https://www.postgresqltutorial.com/postgresql-tutorial/postgresql-inner-join/" text:style-name="Internet_20_link" text:visited-style-name="Visited_20_Internet_20_Link">inner join</text:a>, <text:a xlink:type="simple" xlink:href="https://www.postgresqltutorial.com/postgresql-tutorial/postgresql-left-join/" text:style-name="Internet_20_link" text:visited-style-name="Visited_20_Internet_20_Link">left join</text:a>, <text:a xlink:type="simple" xlink:href="https://www.postgresqltutorial.com/postgresql-tutorial/postgresql-full-outer-join/" text:style-name="Internet_20_link" text:visited-style-name="Visited_20_Internet_20_Link">full outer join</text:a>, <text:a xlink:type="simple" xlink:href="https://www.postgresqltutorial.com/postgresql-tutorial/postgresql-cross-join/" text:style-name="Internet_20_link" text:visited-style-name="Visited_20_Internet_20_Link">cross join</text:a> and <text:a xlink:type="simple" xlink:href="https://www.postgresqltutorial.com/postgresql-tutorial/postgresql-natural-join/" text:style-name="Internet_20_link" text:visited-style-name="Visited_20_Internet_20_Link">natural join</text:a>:</text:p>
      <text:p text:style-name="Preformatted_20_Text"><text:span text:style-name="Source_20_Text">SELECT * </text:span></text:p>
      <text:p text:style-name="Preformatted_20_Text"><text:span text:style-name="Source_20_Text">FROM table1</text:span></text:p>
      <text:p text:style-name="P1"><text:span text:style-name="Source_20_Text">INNER JOIN table2 ON conditions</text:span></text:p>
      <text:p text:style-name="Preformatted_20_Text"><text:span text:style-name="Source_20_Text">SELECT * </text:span></text:p>
      <text:p text:style-name="Preformatted_20_Text"><text:span text:style-name="Source_20_Text">FROM table1</text:span></text:p>
      <text:p text:style-name="P1"><text:span text:style-name="Source_20_Text">LEFT JOIN table2 ON conditions</text:span></text:p>
      <text:p text:style-name="Preformatted_20_Text"><text:span text:style-name="Source_20_Text">SELECT * </text:span></text:p>
      <text:p text:style-name="Preformatted_20_Text"><text:span text:style-name="Source_20_Text">FROM table1</text:span></text:p>
      <text:p text:style-name="P1"><text:span text:style-name="Source_20_Text">FULL OUTER JOIN table2 ON conditions</text:span></text:p>
      <text:p text:style-name="Preformatted_20_Text"><text:span text:style-name="Source_20_Text">SELECT * </text:span></text:p>
      <text:p text:style-name="Preformatted_20_Text"><text:span text:style-name="Source_20_Text">FROM table1</text:span></text:p>
      <text:p text:style-name="P1"><text:span text:style-name="Source_20_Text">CROSS JOIN table2;</text:span></text:p>
      <text:p text:style-name="Preformatted_20_Text"><text:span text:style-name="Source_20_Text">SELECT * </text:span></text:p>
      <text:p text:style-name="Preformatted_20_Text"><text:span text:style-name="Source_20_Text">FROM table1</text:span></text:p>
      <text:p text:style-name="P1"><text:span text:style-name="Source_20_Text">NATURAL JOIN table2;</text:span></text:p>
      <text:p text:style-name="Text_20_body">Return the number of rows of a table.</text:p>
      <text:p text:style-name="Preformatted_20_Text"><text:span text:style-name="Source_20_Text">SELECT COUNT (*)</text:span></text:p>
      <text:p text:style-name="P1"><text:span text:style-name="Source_20_Text">FROM table_name;</text:span></text:p>
      <text:p text:style-name="Text_20_body">Sort rows in ascending or descending order:</text:p>
      <text:p text:style-name="Preformatted_20_Text"><text:span text:style-name="Source_20_Text">SELECT select_list</text:span></text:p>
      <text:p text:style-name="Preformatted_20_Text"><text:span text:style-name="Source_20_Text">FROM table</text:span></text:p>
      <text:p text:style-name="P1"><text:span text:style-name="Source_20_Text">ORDER BY column ASC [DESC], column2 ASC [DESC],...;</text:span></text:p>
      <text:p text:style-name="Text_20_body"><text:soft-page-break/>Group rows using <text:a xlink:type="simple" xlink:href="https://www.postgresqltutorial.com/postgresql-tutorial/postgresql-group-by/" text:style-name="Internet_20_link" text:visited-style-name="Visited_20_Internet_20_Link"><text:span text:style-name="Source_20_Text">GROUP BY</text:span></text:a> clause.</text:p>
      <text:p text:style-name="Preformatted_20_Text"><text:span text:style-name="Source_20_Text">SELECT *</text:span></text:p>
      <text:p text:style-name="Preformatted_20_Text"><text:span text:style-name="Source_20_Text">FROM table</text:span></text:p>
      <text:p text:style-name="P1"><text:span text:style-name="Source_20_Text">GROUP BY column_1, column_2, ...;</text:span></text:p>
      <text:p text:style-name="Text_20_body">Filter groups using the <text:a xlink:type="simple" xlink:href="https://www.postgresqltutorial.com/postgresql-tutorial/postgresql-having/" text:style-name="Internet_20_link" text:visited-style-name="Visited_20_Internet_20_Link"><text:span text:style-name="Source_20_Text">HAVING</text:span></text:a> clause.</text:p>
      <text:p text:style-name="Preformatted_20_Text"><text:span text:style-name="Source_20_Text">SELECT *</text:span></text:p>
      <text:p text:style-name="Preformatted_20_Text"><text:span text:style-name="Source_20_Text">FROM table</text:span></text:p>
      <text:p text:style-name="Preformatted_20_Text"><text:span text:style-name="Source_20_Text">GROUP BY column_1</text:span></text:p>
      <text:p text:style-name="P1"><text:span text:style-name="Source_20_Text">HAVING condition;</text:span></text:p>
      <text:h text:style-name="Heading_20_2" text:outline-level="2">Set operations</text:h>
      <text:p text:style-name="Text_20_body">Combine the result set of two or more queries with <text:a xlink:type="simple" xlink:href="https://www.postgresqltutorial.com/postgresql-tutorial/postgresql-union/" text:style-name="Internet_20_link" text:visited-style-name="Visited_20_Internet_20_Link"><text:span text:style-name="Source_20_Text">UNION</text:span></text:a> operator:</text:p>
      <text:p text:style-name="Preformatted_20_Text"><text:span text:style-name="Source_20_Text">SELECT * FROM table1</text:span></text:p>
      <text:p text:style-name="Preformatted_20_Text"><text:span text:style-name="Source_20_Text">UNION</text:span></text:p>
      <text:p text:style-name="P1"><text:span text:style-name="Source_20_Text">SELECT * FROM table2;</text:span></text:p>
      <text:p text:style-name="Text_20_body">Minus a result set using <text:a xlink:type="simple" xlink:href="https://www.postgresqltutorial.com/postgresql-tutorial/postgresql-tutorial/postgresql-except/" text:style-name="Internet_20_link" text:visited-style-name="Visited_20_Internet_20_Link"><text:span text:style-name="Source_20_Text">EXCEPT</text:span></text:a> operator:</text:p>
      <text:p text:style-name="Preformatted_20_Text"><text:span text:style-name="Source_20_Text">SELECT * FROM table1</text:span></text:p>
      <text:p text:style-name="Preformatted_20_Text"><text:span text:style-name="Source_20_Text">EXCEPT</text:span></text:p>
      <text:p text:style-name="P1"><text:span text:style-name="Source_20_Text">SELECT * FROM table2;</text:span></text:p>
      <text:p text:style-name="Text_20_body">Get intersection of the result sets of two queries:</text:p>
      <text:p text:style-name="Preformatted_20_Text"><text:span text:style-name="Source_20_Text">SELECT * FROM table1</text:span></text:p>
      <text:p text:style-name="Preformatted_20_Text"><text:span text:style-name="Source_20_Text">INTERSECT</text:span></text:p>
      <text:p text:style-name="P1"><text:span text:style-name="Source_20_Text">SELECT * FROM table2;</text:span></text:p>
      <text:h text:style-name="Heading_20_2" text:outline-level="2">Modifying data</text:h>
      <text:p text:style-name="Text_20_body"><text:a xlink:type="simple" xlink:href="https://www.postgresqltutorial.com/postgresql-tutorial/postgresql-insert/" text:style-name="Internet_20_link" text:visited-style-name="Visited_20_Internet_20_Link">Insert a new row into a table</text:a>:</text:p>
      <text:p text:style-name="Preformatted_20_Text"><text:span text:style-name="Source_20_Text">INSERT INTO table(column1,column2,...)</text:span></text:p>
      <text:p text:style-name="P1"><text:span text:style-name="Source_20_Text">VALUES(value_1,value_2,...);</text:span></text:p>
      <text:p text:style-name="Text_20_body">Insert multiple rows into a table:</text:p>
      <text:p text:style-name="Preformatted_20_Text"><text:span text:style-name="Source_20_Text">INSERT INTO table_name(column1,column2,...)</text:span></text:p>
      <text:p text:style-name="Preformatted_20_Text"><text:span text:style-name="Source_20_Text">VALUES(value_1,value_2,...),</text:span></text:p>
      <text:p text:style-name="Preformatted_20_Text"><text:span text:style-name="Source_20_Text"><text:s text:c="6"/>(value_1,value_2,...),</text:span></text:p>
      <text:p text:style-name="Preformatted_20_Text"><text:span text:style-name="Source_20_Text"><text:s text:c="6"/>(value_1,value_2,...)...</text:span></text:p>
      <text:p text:style-name="P2"/>
      <text:p text:style-name="Text_20_body"><text:a xlink:type="simple" xlink:href="https://www.postgresqltutorial.com/postgresql-tutorial/postgresql-update/" text:style-name="Internet_20_link" text:visited-style-name="Visited_20_Internet_20_Link">Update</text:a> data for all rows:</text:p>
      <text:p text:style-name="Preformatted_20_Text"><text:span text:style-name="Source_20_Text">UPDATE table_name</text:span></text:p>
      <text:p text:style-name="Preformatted_20_Text"><text:span text:style-name="Source_20_Text">SET column_1 = value_1,</text:span></text:p>
      <text:p text:style-name="P1"><text:span text:style-name="Source_20_Text"><text:s text:c="4"/>...;</text:span></text:p>
      <text:p text:style-name="Text_20_body">Update data for a set of rows specified by a condition in the <text:span text:style-name="Source_20_Text">WHERE</text:span> clause.</text:p>
      <text:p text:style-name="Preformatted_20_Text"><text:span text:style-name="Source_20_Text">UPDATE table</text:span></text:p>
      <text:p text:style-name="Preformatted_20_Text"><text:span text:style-name="Source_20_Text">SET column_1 = value_1,</text:span></text:p>
      <text:p text:style-name="Preformatted_20_Text"><text:span text:style-name="Source_20_Text"><text:s text:c="4"/>...</text:span></text:p>
      <text:p text:style-name="P1"><text:soft-page-break/><text:span text:style-name="Source_20_Text">WHERE condition;</text:span></text:p>
      <text:p text:style-name="Text_20_body"><text:a xlink:type="simple" xlink:href="https://www.postgresqltutorial.com/postgresql-tutorial/postgresql-delete/" text:style-name="Internet_20_link" text:visited-style-name="Visited_20_Internet_20_Link">Delete all rows</text:a> of a table:</text:p>
      <text:p text:style-name="P1"><text:span text:style-name="Source_20_Text">DELETE FROM table_name;</text:span></text:p>
      <text:p text:style-name="Text_20_body">Delete specific rows based on a condition:</text:p>
      <text:p text:style-name="Preformatted_20_Text"><text:span text:style-name="Source_20_Text">DELETE FROM table_name</text:span></text:p>
      <text:p text:style-name="P1"><text:span text:style-name="Source_20_Text">WHERE condition;</text:span></text:p>
      <text:h text:style-name="Heading_20_2" text:outline-level="2">Performance</text:h>
      <text:p text:style-name="Text_20_body">Show the query plan for a query:</text:p>
      <text:p text:style-name="P1"><text:span text:style-name="Source_20_Text">EXPLAIN query;</text:span></text:p>
      <text:p text:style-name="Text_20_body">Show and execute the query plan for a query:</text:p>
      <text:p text:style-name="P1"><text:span text:style-name="Source_20_Text">EXPLAIN ANALYZE query;</text:span></text:p>
      <text:p text:style-name="Text_20_body">Collect statistics:</text:p>
      <text:p text:style-name="P1"><text:span text:style-name="Source_20_Text">ANALYZE table_name;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cronym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2:21:03.597341603</meta:creation-date>
    <dc:date>2023-05-29T14:56:42.065631615</dc:date>
    <meta:editing-duration>PT20M1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7" meta:paragraph-count="216" meta:word-count="985" meta:character-count="6136" meta:non-whitespace-character-count="5327"/>
  </office:meta>
</office:document-meta>
</file>